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0ae8" officeooo:paragraph-rsid="000f0ae8"/>
    </style:style>
    <style:style style:name="P2" style:family="paragraph" style:parent-style-name="Standard">
      <style:text-properties officeooo:rsid="0010eeff" officeooo:paragraph-rsid="0010eeff"/>
    </style:style>
    <style:style style:name="P3" style:family="paragraph" style:parent-style-name="Standard">
      <style:text-properties officeooo:rsid="001255d5" officeooo:paragraph-rsid="001255d5"/>
    </style:style>
    <style:style style:name="P4" style:family="paragraph" style:parent-style-name="Standard">
      <style:text-properties officeooo:paragraph-rsid="001255d5"/>
    </style:style>
    <style:style style:name="P5" style:family="paragraph" style:parent-style-name="Standard">
      <style:text-properties officeooo:rsid="00142fae" officeooo:paragraph-rsid="00142fae"/>
    </style:style>
    <style:style style:name="P6" style:family="paragraph" style:parent-style-name="Standard">
      <style:text-properties officeooo:rsid="00155531" officeooo:paragraph-rsid="00155531"/>
    </style:style>
    <style:style style:name="T1" style:family="text">
      <style:text-properties officeooo:rsid="0010eeff"/>
    </style:style>
    <style:style style:name="T2" style:family="text">
      <style:text-properties officeooo:rsid="001255d5"/>
    </style:style>
    <style:style style:name="T3" style:family="text">
      <style:text-properties officeooo:rsid="00137b37"/>
    </style:style>
    <style:style style:name="T4" style:family="text">
      <style:text-properties officeooo:rsid="00155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гласно журналу, который я веду, после 27 июля у меня не было ни разу признаков выгорания и переутомления. Я научился видеть, когда устал, и не продолжать делать сложное в уставшем состоянии.</text:p>
      <text:p text:style-name="P1">14 июня начал в конце дня записывать в таблицу, какие потребности закрыл и какие чувства испытывал – и мне удается что-то находить; мой прогноз – эта каждодневная рефлексия в виде написания небольшого абзаца текста сильно мне поможет видеть чувства; возможно, стоит <text:span text:style-name="T1">пользоваться своими словами, а не готовыми шпаргалками – даже если сначала будет получаться плохо, но со временем я смогу благодаря практике выработать свой язык для описания своих внутренних состояний</text:span></text:p>
      <text:p text:style-name="P2">благодаря тому что я говорил про алекситимию и писал о ней, я лучше понимаю, как она у меня проявляется, лучше понимаю себя</text:p>
      <text:p text:style-name="P2">засчет проговаривания, проработки и обсуждения негативных установок эту установки имеют надо мной уже ощутимо меньшую власть – я больше принимаю себя сейчас, с большим смирением и в то же время энтузиазмом смотрю на свое текущее состояние в плане образованности</text:p>
      <text:p text:style-name="P1">Риск суицида я оцениваю сейчас как пренебрежимо малый, потому что у меня есть сильное чувство призвания – я хочу пойти по сложному и длинному пути становления гениальной творческой личностью. </text:p>
      <text:p text:style-name="P4"><text:span text:style-name="T2">17 июля моя оценка </text:span>General Happiness Scale <text:span text:style-name="T3">была 3.5/7, 19 августа 5.25/7 – уровень счастья повысился</text:span></text:p>
      <text:p text:style-name="P6">2 дня назад началась социальная игра “<text:a xlink:type="simple" xlink:href="https://friendzone.bot/" text:style-name="Internet_20_link" text:visited-style-name="Visited_20_Internet_20_Link">Френдзона</text:a>”, в которой я участвую. 19 августа у меня будет 2 созвона для знакомств с новыми людьми. Я прогнозирую, что это сильно уменьшит одиночество.</text:p>
      <text:p text:style-name="P6">Я договорился, что меня возьмут в проект по тестированию и использованию новой системы для обработки и моделирования сложных систем, когда туда будет новый набор. Еще я участвую в проекте по созданию открытой базы данных по старению – сейчас учусь разбираться в сложной биохимии этого процесса. </text:p>
      <text:p text:style-name="P6">В эту субботу поеду к другу на его день рождения.</text:p>
      <text:p text:style-name="P3">Чего я хочу теперь?</text:p>
      <text:p text:style-name="P5">Я думаю, что у меня остаются несознаваемые когнитивные алгоритмы, которые мешают мне жить, а я этого не замечаю, и, соответственно, я хочу прорабатывать, улучшать и обсуждать свои поступки и мысли о себе. Я думаю, что просто возможность обсуждать с компетентным человеком свое состояние уже ценна <text:span text:style-name="T4">сама по себе</text:span>.</text:p>
      <text:p text:style-name="P5">Я хочу закрепить уже случившиеся эффекты и продолжать работать над одиночеством и распознаванием эмоци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2:25:34.925944880</meta:creation-date>
    <dc:date>2020-08-19T14:26:06.550842350</dc:date>
    <meta:editing-duration>PT1H17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51" meta:character-count="2301" meta:non-whitespace-character-count="1952"/>
  </office:meta>
</office:document-meta>
</file>